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ResourceFactoryImpl.DavResourceFactoryImpl( TxLockManagerImpl txMgr , SubscriptionManager subs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ResourceFactoryImpl.createResource( DavResourceLocator locator , DavSession s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avResourceFactoryImpl.createResourceForItem( DavResourceLocator locator , JcrDavSession sessionImp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vResourceFactoryImpl.createResource( DavResourceLocator locator , DavServletRequest request , DavServletResponse respons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avResourceFactoryImpl.getItem( JcrDavSession sessionImpl , DavResource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FactoryImpl.isVersionControlled(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